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8pt" style:text-underline-style="solid" style:text-underline-width="bold" style:text-underline-color="font-color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8pt" style:text-underline-style="solid" style:text-underline-width="bold" style:text-underline-color="font-color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8pt" style:text-underline-style="none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Comic Sans MS" fo:font-size="12pt" style:text-underline-style="none" style:font-size-asian="10.5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style:text-underline-style="none" style:font-size-asian="10.5pt" style:font-size-complex="12pt"/>
    </style:style>
    <style:style style:name="T3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4" style:family="text">
      <style:text-properties style:use-window-font-color="true" fo:font-size="12pt" style:text-underline-style="none" fo:background-color="#ffff00" style:font-size-asian="10.5pt" style:font-size-complex="12pt"/>
    </style:style>
    <style:style style:name="T5" style:family="text">
      <style:text-properties style:use-window-font-color="true" fo:font-size="12pt" style:text-underline-style="none" fo:background-color="transparent" style:font-size-asian="10.5pt" style:font-size-complex="12pt"/>
    </style:style>
    <style:style style:name="T6" style:family="text">
      <style:text-properties style:use-window-font-color="true" fo:font-size="12pt" style:text-underline-style="solid" style:text-underline-width="auto" style:text-underline-color="font-color" fo:background-color="#ffff00" style:font-size-asian="10.5pt" style:font-size-complex="12pt"/>
    </style:style>
    <style:style style:name="T7" style:family="text">
      <style:text-properties style:use-window-font-color="true" fo:font-size="12pt" style:text-underline-style="solid" style:text-underline-width="auto" style:text-underline-color="font-color" fo:background-color="transparen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ichtungspfeile in der Schule</text:p>
      <text:p text:style-name="P4"/>
      <text:p text:style-name="P2"><text:span text:style-name="T2">Schülerhaus, schmale Treppe, Wand: </text:span><text:span text:style-name="T3">schräg rechts</text:span></text:p>
      <text:p text:style-name="P2"><text:span text:style-name="T2">Schülerhaus, schmale Treppe, Geländer: </text:span><text:span text:style-name="T3">schräg rechts</text:span></text:p>
      <text:p text:style-name="P2"><text:span text:style-name="T2">Schülerhaus, Bibliothekstür: </text:span><text:span text:style-name="T3">links</text:span></text:p>
      <text:p text:style-name="P2"><text:span text:style-name="T2">Schülerhaus, breite Treppe: </text:span><text:span text:style-name="T3">links</text:span></text:p>
      <text:p text:style-name="P3"><text:span text:style-name="T1">Schülerhaus, Glastür: </text:span><text:span text:style-name="T3">geradeaus</text:span></text:p>
      <text:p text:style-name="P2"><text:span text:style-name="T2">Vertretungsplan: </text:span><text:span text:style-name="T3">links</text:span></text:p>
      <text:p text:style-name="P2"><text:span text:style-name="T2">Pausenhalle, Pfosten: </text:span><text:span text:style-name="T3">geradeaus</text:span></text:p>
      <text:p text:style-name="P2"><text:span text:style-name="T2">Sportgang, Pinnwand: </text:span><text:span text:style-name="T3">links</text:span></text:p>
      <text:p text:style-name="P2"><text:span text:style-name="T2">Sportgang, O-Hof:</text:span><text:span text:style-name="T5"> </text:span><text:span text:style-name="T7">rechts</text:span><text:span text:style-name="T5"> </text:span><text:span text:style-name="T2">+ </text:span><text:span text:style-name="T3">link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ejaVu San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ck </meta:initial-creator>
    <meta:creation-date>2010-09-17T17:09:19</meta:creation-date>
    <dc:date>2010-09-17T23:04:46</dc:date>
    <dc:creator>Patrick </dc:creator>
    <meta:editing-duration>PT03H04M0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39" meta:character-count="338"/>
  </office:meta>
</office:document-meta>
</file>